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7" draw:id="id7" draw:layer="layout" svg:width="0.8cm" svg:height="1.32cm" svg:x="14.6cm" svg:y="8.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cm" svg:height="1.32cm" svg:x="14.6cm" svg:y="12.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8cm" svg:height="0.8cm" svg:x="5.5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8cm" svg:height="0.8cm" svg:x="5.5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8cm" svg:height="0.8cm" svg:x="11.7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8cm" svg:height="1.32cm" svg:x="12.9cm" svg:y="7.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cm" svg:height="0.8cm" svg:x="21.93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4cm" svg:y1="14.4cm" svg:x2="28.2cm" svg:y2="14.4cm">
          <text:p/>
        </draw:line>
        <draw:frame draw:style-name="gr3" draw:layer="layout" svg:width="4.1cm" svg:height="1.428cm" svg:x="2.2cm" svg:y="12.772cm">
          <draw:text-box>
            <text:p>Haskell</text:p>
          </draw:text-box>
        </draw:frame>
        <draw:frame draw:style-name="gr3" draw:layer="layout" svg:width="4.9cm" svg:height="1.428cm" svg:x="2.1cm" svg:y="14.572cm">
          <draw:text-box>
            <text:p>C language</text:p>
          </draw:text-box>
        </draw:frame>
        <draw:custom-shape draw:style-name="gr4" draw:text-style-name="P1" draw:layer="layout" svg:width="7.554cm" svg:height="2cm" svg:x="8.746cm" svg:y="11.9cm">
          <text:p text:style-name="P1">pinOutput :: 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6.4cm" svg:height="3.3cm" svg:x="1.1cm" svg:y="7.2cm">
          <text:p text:style-name="P2">initLed :: Int -&gt; IO (Ptr GpioT)</text:p>
          <text:p text:style-name="P2">initLed name = gpioInit name pin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1.502cm" svg:height="2cm" svg:x="5.1cm" svg:y="1.1cm">
          <text:p text:style-name="P1">ledOn :: Ptr GpioT -&gt; IO 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1.502cm" svg:height="2cm" svg:x="17.098cm" svg:y="1.1cm">
          <text:p text:style-name="P1">ledOff :: Ptr GpioT -&gt; IO 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3.7cm" svg:y1="8.34cm" svg:x2="22.33cm" svg:y2="2.8cm" draw:start-shape="id1" draw:start-glue-point="1" draw:end-shape="id2" draw:end-glue-point="2" svg:d="m13700 8340c5754 0 8630-1846 8630-5540" svg:viewBox="0 0 8631 5541">
          <text:p/>
        </draw:connector>
        <draw:connector draw:style-name="gr5" draw:text-style-name="P1" draw:layer="layout" draw:type="curve" svg:x1="13.7cm" svg:y1="8.34cm" svg:x2="12.1cm" svg:y2="2.7cm" draw:start-shape="id1" draw:start-glue-point="1" draw:end-shape="id3" draw:end-glue-point="2" svg:d="m13700 8340c750 0 626-1575 38-2052s-1638 147-1638-3588" svg:viewBox="0 0 2122 5641">
          <text:p/>
        </draw:connector>
        <draw:custom-shape draw:style-name="gr4" draw:text-style-name="P1" draw:layer="layout" svg:width="5.274cm" svg:height="2cm" svg:x="2cm" svg:y="4cm">
          <text:p text:style-name="P1">led1 :: 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9cm" svg:y1="5.6cm" svg:x2="5.9cm" svg:y2="7.8cm" draw:start-shape="id4" draw:start-glue-point="2" draw:end-shape="id5" draw:end-glue-point="0" svg:d="m5900 5600v2200" svg:viewBox="0 0 1 2201">
          <text:p/>
        </draw:connector>
        <draw:connector draw:style-name="gr5" draw:text-style-name="P1" draw:layer="layout" draw:type="curve" svg:x1="15cm" svg:y1="12.38cm" svg:x2="15cm" svg:y2="10.1cm" draw:start-shape="id6" draw:start-glue-point="0" draw:end-shape="id7" draw:end-glue-point="2" svg:d="m15000 12380v-2280" svg:viewBox="0 0 1 22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24pt" fo:font-style="normal" fo:text-shadow="none" style:text-underline-style="none" fo:font-weight="normal" style:letter-kerning="true" style:font-name-asian="VL ゴシック" style:font-size-asian="2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5T17:03:09.512114139</dc:date>
    <dc:creator>Okabe Kiwamu</dc:creator>
    <meta:editing-duration>PT3H6M55S</meta:editing-duration>
    <meta:editing-cycles>281</meta:editing-cycles>
    <meta:generator>LibreOffice/4.1.1.2$Linux_X86_64 LibreOffice_project/410m0$Build-2</meta:generator>
    <meta:document-statistic meta:object-count="19"/>
  </office:meta>
</office:document-meta>
</file>